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vertical-align="middle"/>
    </style:style>
    <style:style style:name="gr2" style:family="graphic" style:parent-style-name="standard">
      <style:graphic-properties svg:stroke-color="#000000" draw:fill="solid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  <style:text-properties style:font-name="Helvetica Neue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style:font-name="Helvetica Neue" fo:font-size="8pt" style:font-size-asian="8pt" style:font-size-complex="8pt"/>
    </style:style>
    <style:style style:name="P4" style:family="paragraph">
      <style:text-properties style:font-name="Helvetica Neue" fo:font-size="8pt" style:font-size-asian="8pt" style:font-size-complex="8pt"/>
    </style:style>
    <style:style style:name="P5" style:family="paragraph">
      <style:text-properties style:font-name="Helvetica Neue" fo:font-size="10pt" style:font-size-asian="10pt" style:font-size-complex="10pt"/>
    </style:style>
    <style:style style:name="T1" style:family="text">
      <style:text-properties style:font-name="Helvetica Neue" fo:font-size="8pt" style:font-size-asian="8pt" style:font-size-complex="8pt"/>
    </style:style>
    <style:style style:name="T2" style:family="text">
      <style:text-properties style:font-name="Helvetica Neu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6.858cm" svg:height="8.382cm" svg:x="1.508cm" svg:y="1.156cm">
            <text:p/>
          </draw:rect>
          <draw:rect draw:style-name="gr1" draw:text-style-name="P1" draw:layer="layout" svg:width="6.098cm" svg:height="3.52cm" svg:x="1.762cm" svg:y="5.728cm">
            <text:p/>
          </draw:rect>
          <draw:rect draw:style-name="gr1" draw:text-style-name="P1" draw:layer="layout" svg:width="6.096cm" svg:height="3.302cm" svg:x="1.762cm" svg:y="2.045cm">
            <text:p/>
          </draw:rect>
          <draw:rect draw:style-name="gr2" draw:text-style-name="P3" draw:layer="layout" svg:width="1.905cm" svg:height="0.732cm" svg:x="3.523cm" svg:y="2.583cm">
            <text:p text:style-name="P2"><text:span text:style-name="T1">RSTART</text:span></text:p>
          </draw:rect>
          <draw:frame draw:style-name="gr3" draw:text-style-name="P4" draw:layer="layout" svg:width="1.778cm" svg:height="0.631cm" svg:x="3.54cm" svg:y="2.118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4cm" svg:y="2.684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5cm" svg:y="3.484cm">
            <text:p text:style-name="P2"><text:span text:style-name="T1">WRITE</text:span></text:p>
          </draw:rect>
          <draw:frame draw:style-name="gr3" draw:text-style-name="P4" draw:layer="layout" svg:width="1.651cm" svg:height="0.631cm" svg:x="2.525cm" svg:y="3.585cm">
            <draw:text-box>
              <text:p><text:span text:style-name="T1">cmd1</text:span></text:p>
            </draw:text-box>
          </draw:frame>
          <draw:rect draw:style-name="gr1" draw:text-style-name="P3" draw:layer="layout" svg:width="1.905cm" svg:height="0.732cm" svg:x="5.425cm" svg:y="2.584cm">
            <text:p/>
          </draw:rect>
          <draw:frame draw:style-name="gr3" draw:text-style-name="P4" draw:layer="layout" svg:width="1.778cm" svg:height="0.631cm" svg:x="5.34cm" svg:y="2.119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27cm" svg:y="3.485cm">
            <text:p text:style-name="P2"><text:span text:style-name="T1">N+1</text:span></text:p>
          </draw:rect>
          <draw:rect draw:style-name="gr2" draw:text-style-name="P3" draw:layer="layout" svg:width="1.905cm" svg:height="0.732cm" svg:x="3.526cm" svg:y="4.386cm">
            <text:p text:style-name="P2"><text:span text:style-name="T1">STOP</text:span></text:p>
          </draw:rect>
          <draw:frame draw:style-name="gr3" draw:text-style-name="P4" draw:layer="layout" svg:width="1.651cm" svg:height="0.631cm" svg:x="2.526cm" svg:y="4.487cm">
            <draw:text-box>
              <text:p><text:span text:style-name="T1">cmd2</text:span></text:p>
            </draw:text-box>
          </draw:frame>
          <draw:rect draw:style-name="gr1" draw:text-style-name="P3" draw:layer="layout" svg:width="1.905cm" svg:height="0.732cm" svg:x="5.428cm" svg:y="4.387cm">
            <text:p/>
          </draw:rect>
          <draw:rect draw:style-name="gr2" draw:text-style-name="P3" draw:layer="layout" svg:width="3.57cm" svg:height="0.732cm" svg:x="3.627cm" svg:y="5.885cm">
            <text:p text:style-name="P2"><text:span text:style-name="T1">(slave_addr&lt;&lt;1| r/w)</text:span></text:p>
          </draw:rect>
          <draw:frame draw:style-name="gr3" draw:text-style-name="P4" draw:layer="layout" svg:width="1.651cm" svg:height="0.631cm" svg:x="2.525cm" svg:y="5.985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3.628cm" svg:y="6.686cm">
            <text:p text:style-name="P2"><text:span text:style-name="T1">byte0</text:span></text:p>
          </draw:rect>
          <draw:frame draw:style-name="gr3" draw:text-style-name="P4" draw:layer="layout" svg:width="1.651cm" svg:height="0.631cm" svg:x="2.526cm" svg:y="6.786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3.629cm" svg:y="7.487cm">
            <text:p text:style-name="P2"><text:span text:style-name="T1">byte1</text:span></text:p>
          </draw:rect>
          <draw:frame draw:style-name="gr3" draw:text-style-name="P4" draw:layer="layout" svg:width="1.651cm" svg:height="0.631cm" svg:x="2.527cm" svg:y="7.587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3.63cm" svg:y="8.388cm">
            <text:p text:style-name="P2"><text:span text:style-name="T1">byte(N-1)</text:span></text:p>
          </draw:rect>
          <draw:frame draw:style-name="gr3" draw:text-style-name="P4" draw:layer="layout" svg:width="1.808cm" svg:height="0.631cm" svg:x="2.471cm" svg:y="8.488cm">
            <draw:text-box>
              <text:p><text:span text:style-name="T1">addrN</text:span></text:p>
            </draw:text-box>
          </draw:frame>
          <draw:frame draw:style-name="gr4" draw:text-style-name="P5" draw:layer="layout" svg:width="1.594cm" svg:height="0.666cm" svg:x="1.562cm" svg:y="1.21cm">
            <draw:text-box>
              <text:p><text:span text:style-name="T2">Master</text:span></text:p>
            </draw:text-box>
          </draw:frame>
          <draw:rect draw:style-name="gr1" draw:text-style-name="P1" draw:layer="layout" svg:width="6.112cm" svg:height="4.954cm" svg:x="10.509cm" svg:y="4.585cm">
            <text:p/>
          </draw:rect>
          <draw:rect draw:style-name="gr1" draw:text-style-name="P1" draw:layer="layout" svg:width="5.334cm" svg:height="3.52cm" svg:x="11.033cm" svg:y="5.729cm">
            <text:p/>
          </draw:rect>
          <draw:rect draw:style-name="gr2" draw:text-style-name="P3" draw:layer="layout" svg:width="3.57cm" svg:height="0.732cm" svg:x="12.628cm" svg:y="5.886cm">
            <text:p text:style-name="P2"><text:span text:style-name="T1">byte0</text:span></text:p>
          </draw:rect>
          <draw:frame draw:style-name="gr3" draw:text-style-name="P4" draw:layer="layout" svg:width="1.651cm" svg:height="0.631cm" svg:x="11.526cm" svg:y="5.986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12.629cm" svg:y="6.687cm">
            <text:p text:style-name="P2"><text:span text:style-name="T1">byte1</text:span></text:p>
          </draw:rect>
          <draw:frame draw:style-name="gr3" draw:text-style-name="P4" draw:layer="layout" svg:width="1.651cm" svg:height="0.631cm" svg:x="11.527cm" svg:y="6.787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12.63cm" svg:y="7.488cm">
            <text:p text:style-name="P2"><text:span text:style-name="T1">...</text:span></text:p>
          </draw:rect>
          <draw:frame draw:style-name="gr3" draw:text-style-name="P4" draw:layer="layout" svg:width="1.651cm" svg:height="0.631cm" svg:x="11.528cm" svg:y="7.588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631cm" svg:y="8.389cm">
            <text:p text:style-name="P2"><text:span text:style-name="T1">byte(N-1)</text:span></text:p>
          </draw:rect>
          <draw:frame draw:style-name="gr3" draw:text-style-name="P4" draw:layer="layout" svg:width="1.808cm" svg:height="0.631cm" svg:x="11.172cm" svg:y="8.489cm">
            <draw:text-box>
              <text:p><text:span text:style-name="T1">addr(N-1)</text:span></text:p>
            </draw:text-box>
          </draw:frame>
          <draw:frame draw:style-name="gr4" draw:text-style-name="P5" draw:layer="layout" svg:width="1.366cm" svg:height="0.666cm" svg:x="10.671cm" svg:y="4.698cm">
            <draw:text-box>
              <text:p><text:span text:style-name="T2">Slave</text:span></text:p>
            </draw:text-box>
          </draw:frame>
          <draw:frame draw:style-name="gr3" draw:text-style-name="P5" draw:layer="layout" svg:width="1.143cm" svg:height="0.666cm" svg:x="2.651cm" svg:y="7.941cm">
            <draw:text-box>
              <text:p><text:span text:style-name="T2">...</text:span></text:p>
            </draw:text-box>
          </draw:frame>
          <draw:line draw:style-name="gr5" draw:text-style-name="P1" draw:layer="layout" svg:x1="8.366cm" svg:y1="5.22cm" svg:x2="10.525cm" svg:y2="5.22cm">
            <text:p/>
          </draw:line>
          <draw:line draw:style-name="gr6" draw:text-style-name="P1" draw:layer="layout" svg:x1="8.366cm" svg:y1="6.49cm" svg:x2="10.525cm" svg:y2="6.49cm">
            <text:p/>
          </draw:line>
          <draw:frame draw:style-name="gr7" draw:text-style-name="P5" draw:layer="layout" svg:width="1.778cm" svg:height="0.666cm" svg:x="8.747cm" svg:y="4.604cm">
            <draw:text-box>
              <text:p><text:span text:style-name="T2">SCL</text:span></text:p>
            </draw:text-box>
          </draw:frame>
          <draw:frame draw:style-name="gr7" draw:text-style-name="P5" draw:layer="layout" svg:width="1.778cm" svg:height="0.666cm" svg:x="8.747cm" svg:y="5.905cm">
            <draw:text-box>
              <text:p><text:span text:style-name="T2">SDA</text:span></text:p>
            </draw:text-box>
          </draw:frame>
          <draw:frame draw:style-name="gr3" draw:text-style-name="P4" draw:layer="layout" svg:width="1.143cm" svg:height="0.631cm" svg:x="1.762cm" svg:y="5.826cm">
            <draw:text-box>
              <text:p><text:span text:style-name="T1">RAM</text:span></text:p>
            </draw:text-box>
          </draw:frame>
          <draw:frame draw:style-name="gr3" draw:text-style-name="P4" draw:layer="layout" svg:width="1.27cm" svg:height="0.631cm" svg:x="1.762cm" svg:y="2.127cm">
            <draw:text-box>
              <text:p><text:span text:style-name="T1">cmd</text:span></text:p>
            </draw:text-box>
          </draw:frame>
          <draw:frame draw:style-name="gr3" draw:text-style-name="P4" draw:layer="layout" svg:width="1.187cm" svg:height="0.631cm" svg:x="10.862cm" svg:y="5.627cm">
            <draw:text-box>
              <text:p><text:span text:style-name="T1">RAM</text:span></text:p>
            </draw:text-box>
          </draw:frame>
        </draw:g>
        <draw:g>
          <draw:rect draw:style-name="gr1" draw:text-style-name="P1" draw:layer="layout" svg:width="6.733cm" svg:height="8.382cm" svg:x="1.635cm" svg:y="10.858cm">
            <text:p/>
          </draw:rect>
          <draw:rect draw:style-name="gr1" draw:text-style-name="P1" draw:layer="layout" svg:width="5.973cm" svg:height="3.52cm" svg:x="1.889cm" svg:y="15.43cm">
            <text:p/>
          </draw:rect>
          <draw:rect draw:style-name="gr1" draw:text-style-name="P1" draw:layer="layout" svg:width="5.971cm" svg:height="3.302cm" svg:x="1.889cm" svg:y="11.747cm">
            <text:p/>
          </draw:rect>
          <draw:rect draw:style-name="gr2" draw:text-style-name="P3" draw:layer="layout" svg:width="1.905cm" svg:height="0.732cm" svg:x="3.525cm" svg:y="12.285cm">
            <text:p text:style-name="P2"><text:span text:style-name="T1">RSTART</text:span></text:p>
          </draw:rect>
          <draw:frame draw:style-name="gr3" draw:text-style-name="P4" draw:layer="layout" svg:width="1.778cm" svg:height="0.631cm" svg:x="3.542cm" svg:y="11.82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26cm" svg:y="12.386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27cm" svg:y="13.186cm">
            <text:p text:style-name="P2"><text:span text:style-name="T1">WRITE</text:span></text:p>
          </draw:rect>
          <draw:frame draw:style-name="gr3" draw:text-style-name="P4" draw:layer="layout" svg:width="1.651cm" svg:height="0.631cm" svg:x="2.527cm" svg:y="13.287cm">
            <draw:text-box>
              <text:p><text:span text:style-name="T1">cmd1</text:span></text:p>
            </draw:text-box>
          </draw:frame>
          <draw:rect draw:style-name="gr1" draw:text-style-name="P3" draw:layer="layout" svg:width="1.905cm" svg:height="0.732cm" svg:x="5.427cm" svg:y="12.286cm">
            <text:p/>
          </draw:rect>
          <draw:frame draw:style-name="gr3" draw:text-style-name="P4" draw:layer="layout" svg:width="1.778cm" svg:height="0.631cm" svg:x="5.342cm" svg:y="11.821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29cm" svg:y="13.187cm">
            <text:p text:style-name="P2"><text:span text:style-name="T1">N+2</text:span></text:p>
          </draw:rect>
          <draw:rect draw:style-name="gr2" draw:text-style-name="P3" draw:layer="layout" svg:width="1.905cm" svg:height="0.732cm" svg:x="3.528cm" svg:y="14.088cm">
            <text:p text:style-name="P2"><text:span text:style-name="T1">STOP</text:span></text:p>
          </draw:rect>
          <draw:frame draw:style-name="gr3" draw:text-style-name="P4" draw:layer="layout" svg:width="1.651cm" svg:height="0.631cm" svg:x="2.528cm" svg:y="14.189cm">
            <draw:text-box>
              <text:p><text:span text:style-name="T1">cmd2</text:span></text:p>
            </draw:text-box>
          </draw:frame>
          <draw:rect draw:style-name="gr1" draw:text-style-name="P3" draw:layer="layout" svg:width="1.905cm" svg:height="0.732cm" svg:x="5.43cm" svg:y="14.089cm">
            <text:p/>
          </draw:rect>
          <draw:rect draw:style-name="gr2" draw:text-style-name="P3" draw:layer="layout" svg:width="4.099cm" svg:height="0.732cm" svg:x="3.629cm" svg:y="15.587cm">
            <text:p text:style-name="P2"><text:span text:style-name="T1">(slave_addr_first_7bits&lt;&lt;1| r/w)</text:span></text:p>
          </draw:rect>
          <draw:frame draw:style-name="gr3" draw:text-style-name="P4" draw:layer="layout" svg:width="1.651cm" svg:height="0.631cm" svg:x="2.527cm" svg:y="15.687cm">
            <draw:text-box>
              <text:p><text:span text:style-name="T1">addr0</text:span></text:p>
            </draw:text-box>
          </draw:frame>
          <draw:rect draw:style-name="gr2" draw:text-style-name="P3" draw:layer="layout" svg:width="4.099cm" svg:height="0.732cm" svg:x="3.63cm" svg:y="16.388cm">
            <text:p text:style-name="P2"><text:span text:style-name="T1">slave_addr_second_byte</text:span></text:p>
          </draw:rect>
          <draw:frame draw:style-name="gr3" draw:text-style-name="P4" draw:layer="layout" svg:width="1.651cm" svg:height="0.631cm" svg:x="2.528cm" svg:y="16.488cm">
            <draw:text-box>
              <text:p><text:span text:style-name="T1">addr1</text:span></text:p>
            </draw:text-box>
          </draw:frame>
          <draw:rect draw:style-name="gr2" draw:text-style-name="P3" draw:layer="layout" svg:width="4.099cm" svg:height="0.732cm" svg:x="3.631cm" svg:y="17.189cm">
            <text:p text:style-name="P2"><text:span text:style-name="T1">byte0</text:span></text:p>
          </draw:rect>
          <draw:frame draw:style-name="gr3" draw:text-style-name="P4" draw:layer="layout" svg:width="1.651cm" svg:height="0.631cm" svg:x="2.529cm" svg:y="17.289cm">
            <draw:text-box>
              <text:p><text:span text:style-name="T1">addr2</text:span></text:p>
            </draw:text-box>
          </draw:frame>
          <draw:rect draw:style-name="gr2" draw:text-style-name="P3" draw:layer="layout" svg:width="4.099cm" svg:height="0.732cm" svg:x="3.632cm" svg:y="18.09cm">
            <text:p text:style-name="P2"><text:span text:style-name="T1">byte(N-1)</text:span></text:p>
          </draw:rect>
          <draw:frame draw:style-name="gr3" draw:text-style-name="P4" draw:layer="layout" svg:width="1.808cm" svg:height="0.631cm" svg:x="2.073cm" svg:y="18.19cm">
            <draw:text-box>
              <text:p><text:span text:style-name="T1">addr(N+1)</text:span></text:p>
            </draw:text-box>
          </draw:frame>
          <draw:frame draw:style-name="gr4" draw:text-style-name="P5" draw:layer="layout" svg:width="1.594cm" svg:height="0.666cm" svg:x="1.564cm" svg:y="10.912cm">
            <draw:text-box>
              <text:p><text:span text:style-name="T2">Master</text:span></text:p>
            </draw:text-box>
          </draw:frame>
          <draw:rect draw:style-name="gr1" draw:text-style-name="P1" draw:layer="layout" svg:width="6.11cm" svg:height="4.954cm" svg:x="10.511cm" svg:y="14.287cm">
            <text:p/>
          </draw:rect>
          <draw:rect draw:style-name="gr1" draw:text-style-name="P1" draw:layer="layout" svg:width="5.461cm" svg:height="3.52cm" svg:x="10.906cm" svg:y="15.431cm">
            <text:p/>
          </draw:rect>
          <draw:rect draw:style-name="gr2" draw:text-style-name="P3" draw:layer="layout" svg:width="3.57cm" svg:height="0.732cm" svg:x="12.63cm" svg:y="15.588cm">
            <text:p text:style-name="P2"><text:span text:style-name="T1">byte0</text:span></text:p>
          </draw:rect>
          <draw:frame draw:style-name="gr3" draw:text-style-name="P4" draw:layer="layout" svg:width="1.651cm" svg:height="0.631cm" svg:x="11.528cm" svg:y="15.688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12.631cm" svg:y="16.389cm">
            <text:p text:style-name="P2"><text:span text:style-name="T1">byte1</text:span></text:p>
          </draw:rect>
          <draw:frame draw:style-name="gr3" draw:text-style-name="P4" draw:layer="layout" svg:width="1.651cm" svg:height="0.631cm" svg:x="11.529cm" svg:y="16.489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12.632cm" svg:y="17.19cm">
            <text:p text:style-name="P2"><text:span text:style-name="T1">...</text:span></text:p>
          </draw:rect>
          <draw:frame draw:style-name="gr3" draw:text-style-name="P4" draw:layer="layout" svg:width="1.651cm" svg:height="0.631cm" svg:x="11.53cm" svg:y="17.29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12.633cm" svg:y="18.091cm">
            <text:p text:style-name="P2"><text:span text:style-name="T1">byte(N-1)</text:span></text:p>
          </draw:rect>
          <draw:frame draw:style-name="gr3" draw:text-style-name="P4" draw:layer="layout" svg:width="1.808cm" svg:height="0.631cm" svg:x="11.074cm" svg:y="18.191cm">
            <draw:text-box>
              <text:p><text:span text:style-name="T1">addr(N-1)</text:span></text:p>
            </draw:text-box>
          </draw:frame>
          <draw:frame draw:style-name="gr4" draw:text-style-name="P5" draw:layer="layout" svg:width="1.366cm" svg:height="0.666cm" svg:x="10.673cm" svg:y="14.4cm">
            <draw:text-box>
              <text:p><text:span text:style-name="T2">Slave</text:span></text:p>
            </draw:text-box>
          </draw:frame>
          <draw:frame draw:style-name="gr3" draw:text-style-name="P5" draw:layer="layout" svg:width="1.143cm" svg:height="0.666cm" svg:x="2.653cm" svg:y="17.643cm">
            <draw:text-box>
              <text:p><text:span text:style-name="T2">...</text:span></text:p>
            </draw:text-box>
          </draw:frame>
          <draw:line draw:style-name="gr5" draw:text-style-name="P1" draw:layer="layout" svg:x1="8.368cm" svg:y1="14.922cm" svg:x2="10.527cm" svg:y2="14.922cm">
            <text:p/>
          </draw:line>
          <draw:line draw:style-name="gr6" draw:text-style-name="P1" draw:layer="layout" svg:x1="8.368cm" svg:y1="16.192cm" svg:x2="10.527cm" svg:y2="16.192cm">
            <text:p/>
          </draw:line>
          <draw:frame draw:style-name="gr7" draw:text-style-name="P5" draw:layer="layout" svg:width="1.778cm" svg:height="0.666cm" svg:x="8.749cm" svg:y="14.306cm">
            <draw:text-box>
              <text:p><text:span text:style-name="T2">SCL</text:span></text:p>
            </draw:text-box>
          </draw:frame>
          <draw:frame draw:style-name="gr7" draw:text-style-name="P5" draw:layer="layout" svg:width="1.778cm" svg:height="0.666cm" svg:x="8.749cm" svg:y="15.607cm">
            <draw:text-box>
              <text:p><text:span text:style-name="T2">SDA</text:span></text:p>
            </draw:text-box>
          </draw:frame>
          <draw:frame draw:style-name="gr3" draw:text-style-name="P4" draw:layer="layout" svg:width="1.27cm" svg:height="0.631cm" svg:x="1.762cm" svg:y="11.628cm">
            <draw:text-box>
              <text:p><text:span text:style-name="T1">cmd</text:span></text:p>
            </draw:text-box>
          </draw:frame>
          <draw:frame draw:style-name="gr3" draw:text-style-name="P4" draw:layer="layout" svg:width="1.143cm" svg:height="0.631cm" svg:x="1.762cm" svg:y="15.427cm">
            <draw:text-box>
              <text:p><text:span text:style-name="T1">RAM</text:span></text:p>
            </draw:text-box>
          </draw:frame>
          <draw:frame draw:style-name="gr3" draw:text-style-name="P4" draw:layer="layout" svg:width="1.16cm" svg:height="0.631cm" svg:x="10.762cm" svg:y="15.428cm">
            <draw:text-box>
              <text:p><text:span text:style-name="T1">RAM</text:span></text:p>
            </draw:text-box>
          </draw:frame>
        </draw:g>
        <draw:g>
          <draw:rect draw:style-name="gr1" draw:text-style-name="P1" draw:layer="layout" svg:width="6.747cm" svg:height="8.382cm" svg:x="1.635cm" svg:y="20.177cm">
            <text:p/>
          </draw:rect>
          <draw:rect draw:style-name="gr1" draw:text-style-name="P1" draw:layer="layout" svg:width="5.973cm" svg:height="3.52cm" svg:x="1.903cm" svg:y="24.749cm">
            <text:p/>
          </draw:rect>
          <draw:rect draw:style-name="gr1" draw:text-style-name="P1" draw:layer="layout" svg:width="5.971cm" svg:height="3.302cm" svg:x="1.903cm" svg:y="21.066cm">
            <text:p/>
          </draw:rect>
          <draw:rect draw:style-name="gr2" draw:text-style-name="P3" draw:layer="layout" svg:width="1.905cm" svg:height="0.732cm" svg:x="3.539cm" svg:y="21.604cm">
            <text:p text:style-name="P2"><text:span text:style-name="T1">RSTART</text:span></text:p>
          </draw:rect>
          <draw:frame draw:style-name="gr3" draw:text-style-name="P4" draw:layer="layout" svg:width="1.778cm" svg:height="0.631cm" svg:x="3.556cm" svg:y="21.139cm">
            <draw:text-box>
              <text:p><text:span text:style-name="T1">op_code</text:span></text:p>
            </draw:text-box>
          </draw:frame>
          <draw:frame draw:style-name="gr3" draw:text-style-name="P4" draw:layer="layout" svg:width="1.651cm" svg:height="0.631cm" svg:x="2.54cm" svg:y="21.705cm">
            <draw:text-box>
              <text:p><text:span text:style-name="T1">cmd0</text:span></text:p>
            </draw:text-box>
          </draw:frame>
          <draw:rect draw:style-name="gr2" draw:text-style-name="P3" draw:layer="layout" svg:width="1.905cm" svg:height="0.732cm" svg:x="3.541cm" svg:y="22.505cm">
            <text:p text:style-name="P2"><text:span text:style-name="T1">WRITE</text:span></text:p>
          </draw:rect>
          <draw:frame draw:style-name="gr3" draw:text-style-name="P4" draw:layer="layout" svg:width="1.651cm" svg:height="0.631cm" svg:x="2.541cm" svg:y="22.606cm">
            <draw:text-box>
              <text:p><text:span text:style-name="T1">cmd1</text:span></text:p>
            </draw:text-box>
          </draw:frame>
          <draw:rect draw:style-name="gr1" draw:text-style-name="P3" draw:layer="layout" svg:width="1.905cm" svg:height="0.732cm" svg:x="5.441cm" svg:y="21.605cm">
            <text:p/>
          </draw:rect>
          <draw:frame draw:style-name="gr3" draw:text-style-name="P4" draw:layer="layout" svg:width="1.778cm" svg:height="0.631cm" svg:x="5.356cm" svg:y="21.14cm">
            <draw:text-box>
              <text:p><text:span text:style-name="T1">byte_num</text:span></text:p>
            </draw:text-box>
          </draw:frame>
          <draw:rect draw:style-name="gr2" draw:text-style-name="P3" draw:layer="layout" svg:width="1.905cm" svg:height="0.732cm" svg:x="5.443cm" svg:y="22.506cm">
            <text:p text:style-name="P2"><text:span text:style-name="T1">N+2</text:span></text:p>
          </draw:rect>
          <draw:rect draw:style-name="gr2" draw:text-style-name="P3" draw:layer="layout" svg:width="1.905cm" svg:height="0.732cm" svg:x="3.542cm" svg:y="23.407cm">
            <text:p text:style-name="P2"><text:span text:style-name="T1">STOP</text:span></text:p>
          </draw:rect>
          <draw:frame draw:style-name="gr3" draw:text-style-name="P4" draw:layer="layout" svg:width="1.651cm" svg:height="0.631cm" svg:x="2.542cm" svg:y="23.508cm">
            <draw:text-box>
              <text:p><text:span text:style-name="T1">cmd2</text:span></text:p>
            </draw:text-box>
          </draw:frame>
          <draw:rect draw:style-name="gr1" draw:text-style-name="P3" draw:layer="layout" svg:width="1.905cm" svg:height="0.732cm" svg:x="5.444cm" svg:y="23.408cm">
            <text:p/>
          </draw:rect>
          <draw:rect draw:style-name="gr2" draw:text-style-name="P3" draw:layer="layout" svg:width="3.57cm" svg:height="0.732cm" svg:x="3.643cm" svg:y="24.906cm">
            <text:p text:style-name="P2"><text:span text:style-name="T1">(slave_addr&lt;&lt;1| r/w)</text:span></text:p>
          </draw:rect>
          <draw:frame draw:style-name="gr3" draw:text-style-name="P4" draw:layer="layout" svg:width="1.651cm" svg:height="0.631cm" svg:x="2.541cm" svg:y="25.006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3.644cm" svg:y="25.707cm">
            <text:p text:style-name="P2"><text:span text:style-name="T1">M</text:span></text:p>
          </draw:rect>
          <draw:frame draw:style-name="gr3" draw:text-style-name="P4" draw:layer="layout" svg:width="1.651cm" svg:height="0.631cm" svg:x="2.542cm" svg:y="25.807cm">
            <draw:text-box>
              <text:p><text:span text:style-name="T1">addr1</text:span></text:p>
            </draw:text-box>
          </draw:frame>
          <draw:rect draw:style-name="gr2" draw:text-style-name="P3" draw:layer="layout" svg:width="3.57cm" svg:height="0.732cm" svg:x="3.645cm" svg:y="26.508cm">
            <text:p text:style-name="P2"><text:span text:style-name="T1">byte0</text:span></text:p>
          </draw:rect>
          <draw:frame draw:style-name="gr3" draw:text-style-name="P4" draw:layer="layout" svg:width="1.651cm" svg:height="0.631cm" svg:x="2.543cm" svg:y="26.608cm">
            <draw:text-box>
              <text:p><text:span text:style-name="T1">addr2</text:span></text:p>
            </draw:text-box>
          </draw:frame>
          <draw:rect draw:style-name="gr2" draw:text-style-name="P3" draw:layer="layout" svg:width="3.57cm" svg:height="0.732cm" svg:x="3.646cm" svg:y="27.409cm">
            <text:p text:style-name="P2"><text:span text:style-name="T1">byte(N-1)</text:span></text:p>
          </draw:rect>
          <draw:frame draw:style-name="gr3" draw:text-style-name="P4" draw:layer="layout" svg:width="1.808cm" svg:height="0.631cm" svg:x="2.087cm" svg:y="27.509cm">
            <draw:text-box>
              <text:p><text:span text:style-name="T1">addr(N+1)</text:span></text:p>
            </draw:text-box>
          </draw:frame>
          <draw:frame draw:style-name="gr4" draw:text-style-name="P5" draw:layer="layout" svg:width="1.594cm" svg:height="0.666cm" svg:x="1.578cm" svg:y="20.231cm">
            <draw:text-box>
              <text:p><text:span text:style-name="T2">Master</text:span></text:p>
            </draw:text-box>
          </draw:frame>
          <draw:rect draw:style-name="gr1" draw:text-style-name="P1" draw:layer="layout" svg:width="6.223cm" svg:height="4.954cm" svg:x="10.525cm" svg:y="23.606cm">
            <text:p/>
          </draw:rect>
          <draw:rect draw:style-name="gr1" draw:text-style-name="P1" draw:layer="layout" svg:width="5.574cm" svg:height="3.52cm" svg:x="10.92cm" svg:y="24.75cm">
            <text:p/>
          </draw:rect>
          <draw:rect draw:style-name="gr1" draw:text-style-name="P3" draw:layer="layout" svg:width="3.57cm" svg:height="0.732cm" svg:x="12.644cm" svg:y="24.907cm">
            <text:p/>
          </draw:rect>
          <draw:frame draw:style-name="gr3" draw:text-style-name="P4" draw:layer="layout" svg:width="1.651cm" svg:height="0.631cm" svg:x="11.542cm" svg:y="25.007cm">
            <draw:text-box>
              <text:p><text:span text:style-name="T1">addr0</text:span></text:p>
            </draw:text-box>
          </draw:frame>
          <draw:rect draw:style-name="gr2" draw:text-style-name="P3" draw:layer="layout" svg:width="3.57cm" svg:height="0.732cm" svg:x="12.645cm" svg:y="25.708cm">
            <text:p text:style-name="P2"><text:span text:style-name="T1">byte0</text:span></text:p>
          </draw:rect>
          <draw:frame draw:style-name="gr3" draw:text-style-name="P4" draw:layer="layout" svg:width="1.651cm" svg:height="0.631cm" svg:x="11.543cm" svg:y="25.808cm">
            <draw:text-box>
              <text:p><text:span text:style-name="T1">addrM</text:span></text:p>
            </draw:text-box>
          </draw:frame>
          <draw:rect draw:style-name="gr2" draw:text-style-name="P3" draw:layer="layout" svg:width="3.57cm" svg:height="0.732cm" svg:x="12.646cm" svg:y="26.509cm">
            <text:p text:style-name="P2"><text:span text:style-name="T1">byte1</text:span></text:p>
          </draw:rect>
          <draw:frame draw:style-name="gr3" draw:text-style-name="P4" draw:layer="layout" svg:width="2.075cm" svg:height="0.631cm" svg:x="11.02cm" svg:y="26.609cm">
            <draw:text-box>
              <text:p><text:span text:style-name="T1">addr(M+1)</text:span></text:p>
            </draw:text-box>
          </draw:frame>
          <draw:rect draw:style-name="gr2" draw:text-style-name="P3" draw:layer="layout" svg:width="3.57cm" svg:height="0.732cm" svg:x="12.647cm" svg:y="27.41cm">
            <text:p text:style-name="P2"><text:span text:style-name="T1">byte(N-1)</text:span></text:p>
          </draw:rect>
          <draw:frame draw:style-name="gr3" draw:text-style-name="P4" draw:layer="layout" svg:width="2.503cm" svg:height="0.631cm" svg:x="10.793cm" svg:y="27.51cm">
            <draw:text-box>
              <text:p><text:span text:style-name="T1">addr(N+M-1)</text:span></text:p>
            </draw:text-box>
          </draw:frame>
          <draw:frame draw:style-name="gr4" draw:text-style-name="P5" draw:layer="layout" svg:width="1.366cm" svg:height="0.666cm" svg:x="10.687cm" svg:y="23.719cm">
            <draw:text-box>
              <text:p><text:span text:style-name="T2">Slave</text:span></text:p>
            </draw:text-box>
          </draw:frame>
          <draw:frame draw:style-name="gr3" draw:text-style-name="P5" draw:layer="layout" svg:width="1.143cm" svg:height="0.666cm" svg:x="2.667cm" svg:y="26.962cm">
            <draw:text-box>
              <text:p><text:span text:style-name="T2">...</text:span></text:p>
            </draw:text-box>
          </draw:frame>
          <draw:line draw:style-name="gr5" draw:text-style-name="P1" draw:layer="layout" svg:x1="8.382cm" svg:y1="24.241cm" svg:x2="10.541cm" svg:y2="24.241cm">
            <text:p/>
          </draw:line>
          <draw:line draw:style-name="gr6" draw:text-style-name="P1" draw:layer="layout" svg:x1="8.382cm" svg:y1="25.511cm" svg:x2="10.541cm" svg:y2="25.511cm">
            <text:p/>
          </draw:line>
          <draw:frame draw:style-name="gr7" draw:text-style-name="P5" draw:layer="layout" svg:width="1.778cm" svg:height="0.666cm" svg:x="8.763cm" svg:y="23.625cm">
            <draw:text-box>
              <text:p><text:span text:style-name="T2">SCL</text:span></text:p>
            </draw:text-box>
          </draw:frame>
          <draw:frame draw:style-name="gr7" draw:text-style-name="P5" draw:layer="layout" svg:width="1.778cm" svg:height="0.666cm" svg:x="8.763cm" svg:y="24.926cm">
            <draw:text-box>
              <text:p><text:span text:style-name="T2">SDA</text:span></text:p>
            </draw:text-box>
          </draw:frame>
          <draw:frame draw:style-name="gr3" draw:text-style-name="P5" draw:layer="layout" svg:width="1.143cm" svg:height="0.666cm" svg:x="11.768cm" svg:y="25.263cm">
            <draw:text-box>
              <text:p><text:span text:style-name="T2">...</text:span></text:p>
            </draw:text-box>
          </draw:frame>
          <draw:frame draw:style-name="gr3" draw:text-style-name="P4" draw:layer="layout" svg:width="1.27cm" svg:height="0.631cm" svg:x="1.776cm" svg:y="20.948cm">
            <draw:text-box>
              <text:p><text:span text:style-name="T1">cmd</text:span></text:p>
            </draw:text-box>
          </draw:frame>
          <draw:frame draw:style-name="gr3" draw:text-style-name="P4" draw:layer="layout" svg:width="1.256cm" svg:height="0.631cm" svg:x="1.776cm" svg:y="24.747cm">
            <draw:text-box>
              <text:p><text:span text:style-name="T1">RAM</text:span></text:p>
            </draw:text-box>
          </draw:frame>
          <draw:frame draw:style-name="gr3" draw:text-style-name="P4" draw:layer="layout" svg:width="1.4cm" svg:height="0.631cm" svg:x="10.776cm" svg:y="24.748cm">
            <draw:text-box>
              <text:p><text:span text:style-name="T1">RAM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27T20:48:14.648155325</meta:creation-date>
    <dc:date>2019-07-29T14:27:43.442347148</dc:date>
    <meta:editing-duration>PT14H15M25S</meta:editing-duration>
    <meta:editing-cycles>39</meta:editing-cycles>
    <meta:generator>LibreOffice/4.2.8.2$Linux_X86_64 LibreOffice_project/420m0$Build-2</meta:generator>
    <meta:document-statistic meta:object-count="130"/>
  </office:meta>
</office:document-meta>
</file>